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gross">
        <draw:custom-shape draw:style-name="gr1" draw:text-style-name="P1" draw:layer="layout" svg:width="13.875cm" svg:height="13.5cm" svg:x="2cm" svg:y="0.12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gros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1-08-17T20:22:42.43</meta:creation-date>
    <dc:language>de-DE</dc:language>
    <meta:editing-cycles>2</meta:editing-cycles>
    <meta:editing-duration>PT00H01M23S</meta:editing-duration>
    <dc:title>web-gross</dc:title>
    <meta:initial-creator>Martin Korneffel</meta:initial-creator>
    <dc:date>2011-08-17T20:24:03.69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gross" xlink:href="../web-gross.otg" meta:date="2011-08-17T20:22:41.35"/>
  </office:meta>
</office:document-meta>
</file>